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3146b" style:text-blinking="false" fo:background-color="transparent" style:font-size-asian="14pt" style:font-size-complex="14pt"/>
    </style:style>
    <style:style style:name="P5" style:family="paragraph" style:parent-style-name="Opening_5f_Verse">
      <style:text-properties officeooo:paragraph-rsid="0053146b"/>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5350e2" officeooo:paragraph-rsid="005350e2"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53146b" style:font-size-asian="14pt" style:font-size-complex="14pt"/>
    </style:style>
    <style:style style:name="T1" style:family="text">
      <style:text-properties officeooo:rsid="0051d68a"/>
    </style:style>
    <style:style style:name="T2" style:family="text">
      <style:text-properties officeooo:rsid="0050d310"/>
    </style:style>
    <style:style style:name="T3" style:family="text">
      <style:text-properties officeooo:rsid="005350e2"/>
    </style:style>
    <style:style style:name="T4" style:family="text">
      <style:text-properties officeooo:rsid="00536ef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34:1-3) / <text:span text:style-name="Strong_20_Emphasis">Opening prayer</text:span> (John A)</text:p>
      <text:p text:style-name="P2"><text:span text:style-name="Strong_20_Emphasis">Praise</text:span>: <text:span text:style-name="Emphasis">Jesus Shall Reign</text:span></text:p>
      <text:p text:style-name="P2"><text:span text:style-name="Strong_20_Emphasis">Bible Reading</text:span>: Revelation 7:9-12 (Tim A)</text:p>
      <text:p text:style-name="P2"><text:span text:style-name="Strong_20_Emphasis">Announcements</text:span> (Mook L)</text:p>
      <text:p text:style-name="P2"><text:span text:style-name="Strong_20_Emphasis">Sunday School</text:span> (Mia O, Jack W)</text:p>
      <text:p text:style-name="P2"><text:span text:style-name="Strong_20_Emphasis">Praise</text:span>: <text:span text:style-name="Emphasis">Crown Him With Many Crowns</text:span></text:p>
      <text:p text:style-name="P2"><text:span text:style-name="Strong_20_Emphasis">Prayer for the church and the world</text:span>  (ML)</text:p>
      <text:p text:style-name="P2"><text:span text:style-name="Strong_20_Emphasis">Bible reading</text:span>: Revelation 21:1-5 (Seng T)</text:p>
      <text:p text:style-name="P2"><text:span text:style-name="Strong_20_Emphasis">Praise</text:span>: <text:span text:style-name="Emphasis">Ancient of Days</text:span></text:p>
      <text:p text:style-name="P2"><text:span text:style-name="Strong_20_Emphasis">Sermon</text:span>: “THE GOD WHO FULFILS AND COMPLETES” (Oli B)</text:p>
      <text:p text:style-name="P2"><text:span text:style-name="Strong_20_Emphasis">Praise</text:span>: <text:span text:style-name="Emphasis">We will feast in the house of Zion</text:span></text:p>
      <text:p text:style-name="P2"><text:span text:style-name="Strong_20_Emphasis">Benediction</text:span> (OB)</text:p>
      <text:p text:style-name="P2"><text:span text:style-name="Strong_20_Emphasis">Sermon Outline</text:span></text:p>
      <text:p text:style-name="P2">“THE GOD WHO FULFILS AND COMPLETES”   (Revelation 21:1-5)</text:p>
      <text:p text:style-name="P2">Introduction</text:p>
      <text:list text:style-name="L1">
        <text:list-item>
          <text:p text:style-name="P3">The best is yet to come</text:p>
        </text:list-item>
        <text:list-item>
          <text:p text:style-name="P3">We’ll be face-to-face with our Saviour God</text:p>
        </text:list-item>
        <text:list-item>
          <text:p text:style-name="P3">We’ll be side-by-side as we glorify God</text:p>
        </text:list-item>
        <text:list-item>
          <text:p text:style-name="P3">We’ll be at home in a world made new with God</text:p>
        </text:list-item>
        <text:list-item>
          <text:p text:style-name="P3">Salvation to the ends of the earth</text:p>
        </text:list-item>
      </text:list>
      <text:p text:style-name="P2">Conclusion</text:p>
      <text:p text:style-name="P1"/>
      <text:p text:style-name="P4"><text:span text:style-name="Strong_20_Emphasis">Call to Worship</text:span> <text:span text:style-name="T1">(Psalm 34:1-3) </text:span><text:span text:style-name="T2">&amp;</text:span> <text:span text:style-name="Strong_20_Emphasis">Opening prayer</text:span> </text:p>
      <text:p text:style-name="P5">[1] I will bless the Lord at all times; His praise shall continually be in my mouth.</text:p>
      <text:p text:style-name="P5">[2] My soul will make its boast in the Lord; The humble will hear it and rejoice.</text:p>
      <text:p text:style-name="P5">[3] O magnify the Lord with me, and let us exalt His <text:span text:style-name="T3">N</text:span>ame together.</text:p>
      <text:p text:style-name="P6">Let us pray…</text:p>
      <text:p text:style-name="P6">Father God, we thank You that we are able to come into this house to worship You together.</text:p>
      <text:p text:style-name="P6">We recognise that we are weak and, so far, imperfect. But we thank You that You persevere with us, and by Your Holy Spirit, You are working out Your purposes in our lives day by day.</text:p>
      <text:p text:style-name="P6">We look forward with sure hope to the day when Your work in us will be complete, and our struggle against our old nature will be over.</text:p>
      <text:p text:style-name="P6">Until then, we pray that we would be willing sharers in what You are doing to us and through us, so that the Name of Jesus may be recognised, respected, honoured and worshipped <text:span text:style-name="T4">by more believers here and everywhere</text:span>.</text:p>
      <text:p text:style-name="P6">Today, we gather to exalt Your Name and lift Jesus higher, so we pray that the worship we offer will be acceptable to You, and result in even greater praise in the future.</text:p>
      <text:p text:style-name="P6">Amen.</text:p>
      <text:p text:style-name="P7">[<text:span text:style-name="Emphasis">Jesus Shall Reig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3146b"/>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3rd</text:span> <text:span text:style-name="MT2">November</text:span><text:span text:style-name="MT3"> 2025</text:span></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1-22T22:57:29.923359713</dc:date>
    <meta:editing-duration>PT7H37M35S</meta:editing-duration>
    <meta:editing-cycles>49</meta:editing-cycles>
    <meta:generator>LibreOffice/25.8.3.2$Linux_X86_64 LibreOffice_project/580$Build-2</meta:generator>
    <meta:print-date>2025-11-22T22:01:35.296823077</meta:print-date>
    <meta:printed-by>PDF files</meta:printed-by>
    <meta:document-statistic meta:table-count="0" meta:image-count="0" meta:object-count="0" meta:page-count="2" meta:paragraph-count="34" meta:word-count="350" meta:character-count="1849" meta:non-whitespace-character-count="1534"/>
  </office:meta>
</office:document-meta>
</file>